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Default_5f_ntt">
      <style:text-properties fo:language="en" fo:country="US"/>
    </style:style>
    <style:style style:name="P5" style:family="paragraph" style:parent-style-name="scpi2">
      <style:paragraph-properties fo:margin-left="0mm" fo:margin-right="0mm" fo:text-indent="0mm" style:auto-text-indent="false"/>
      <style:text-properties fo:language="en" fo:country="US"/>
    </style:style>
    <style:style style:name="P6" style:family="paragraph" style:parent-style-name="cmd_5f_code_20_Start">
      <style:text-properties style:font-name="Courier New" fo:font-size="10.5pt"/>
    </style:style>
    <style:style style:name="P7"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459658801365159642" text:style-name="Outline">
        <text:list-item>
          <text:list>
            <text:list-item>
              <text:h text:style-name="P7"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text:a><text:a xlink:type="simple" xlink:href="#diag_fan" text:style-name="Internet_20_link" text:visited-style-name="Visited_20_Internet_20_Link">FAN?</text:a></text:p>
          </table:table-cell>
          <table:table-cell table:style-name="Table129.A2" office:value-type="string">
            <text:p text:style-name="Standard">Returns status of <text:span text:style-name="T3">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34541440464160"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text:p>
          </table:table-cell>
          <table:table-cell table:style-name="Table1.A1" office:value-type="string">
            <text:p text:style-name="P3">n/a</text:p>
          </table:table-cell>
        </table:table-row>
        <table:table-row>
          <table:table-cell table:style-name="Table1.A1" office:value-type="string">
            <text:p text:style-name="P4"><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P5">MEASure[:SCALar]:CURRent[:DC]</text:p>
            <text:p text:style-name="P5">MEASure[:SCALar][:VOLTage][:DC]</text:p>
            <text:p text:style-name="P5">[SOURce[&lt;n&gt;]]:CURRent[:LEVel][:IMMediate][:AMPLitude]</text:p>
            <text:p text:style-name="P5">[SOURce[&lt;n&gt;]]:VOLTage[:LEVel][:IMMediate][:AMPLitude] </text:p>
          </table:table-cell>
          <table:covered-table-cell/>
          <table:covered-table-cell/>
          <table:covered-table-cell/>
        </table:table-row>
      </table:table>
      <text:list xml:id="list134541552400895"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DIAGnostic[:INFOrmation]:FAN?</text:p>
          </table:table-cell>
        </table:table-row>
        <table:table-row>
          <table:table-cell table:style-name="Table2.A1" office:value-type="string">
            <text:p text:style-name="P1">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P1">Return</text:p>
          </table:table-cell>
          <table:table-cell table:style-name="Table2.A1" office:value-type="string">
            <text:p text:style-name="P1">Returns -1 if cooling fan is not installed (see SYSTem:CPU:[INFOrmation]?), 0 if fan is stalled (fault condition) or measured fan speed in <text:span text:style-name="T1">rpm</text:span>.</text:p>
            <text:p text:style-name="P1"/>
            <text:p text:style-name="P1">Cooling fan is periodically tested while it’s working (that depends of measured channel’s temperature sensor value). When it does not passed the test, programmed output current is automatically limited to value defined with <text:span text:style-name="backtick">ERR_MAX_CURRENT</text:span> constant (<text:span text:style-name="backtick">conf_advanced.h</text:span>). If load that draws more current then <text:span text:style-name="backtick">ERR_MAX_CURRENT</text:span> value output current will be set to zero.</text:p>
          </table:table-cell>
        </table:table-row>
        <table:table-row>
          <table:table-cell table:style-name="Table2.A1" office:value-type="string">
            <text:p text:style-name="P4"><text:span text:style-name="T4">Usage</text:span><text:span text:style-name="T5"> </text:span><text:span text:style-name="T4">example</text:span></text:p>
          </table:table-cell>
          <table:table-cell table:style-name="Table2.A1" office:value-type="string">
            <text:p text:style-name="cmd_5f_code">DIAG:FAN?</text:p>
            <text:p text:style-name="P6">1205.00</text:p>
          </table:table-cell>
        </table:table-row>
        <table:table-row>
          <table:table-cell table:style-name="Table2.A1" office:value-type="string">
            <text:p text:style-name="P4">Related Commands</text:p>
          </table:table-cell>
          <table:table-cell table:style-name="Table2.A1" office:value-type="string">
            <text:p text:style-name="P5">MEASure[:SCALar]:TEMPerature[:THERmistor][:DC]</text:p>
            <text:p text:style-name="P5">SYSTem:CPU:[INFOrmation]</text:p>
          </table:table-cell>
        </table:table-row>
      </table:table>
      <text:list xml:id="list134541552097655"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4"><text:span text:style-name="T4">Usage</text:span><text:span text:style-name="T5"> </text:span><text:span text:style-name="T4">example</text:span></text:p>
          </table:table-cell>
          <table:table-cell table:style-name="Table152.A1" table:number-columns-spanned="4" office:value-type="string">
            <text:p text:style-name="Standard">Calibration parameters for an 40 V/5 A PSU model when the channel 1 is not in the calibration mode:</text:p>
            <text:p text:style-name="cmd_5f_code_20_Start">DIAG:INFO:CAL? CH1</text:p>
            <text:p text:style-name="cmd_5f_code_5f_single"><text:span text:style-name="T2">"</text:span>remark=20151013 New calibration test<text:span text:style-name="T2">"</text:span>, <text:span text:style-name="T2">"</text:span>u_cal_params_exists=1<text:span text:style-name="T2">"</text:span>, <text:span text:style-name="T2">"</text:span>u_min_level=0.1V<text:span text:style-name="T2">"</text:span>, <text:span text:style-name="T2">"</text:span>u_min_data=0.032V<text:span text:style-name="T2">"</text:span>, <text:span text:style-name="T2">"</text:span>u_min_adc=0.06V<text:span text:style-name="T2">"</text:span>, <text:span text:style-name="T2">"</text:span>u_mid_level=19.05V<text:span text:style-name="T2">"</text:span>, <text:span text:style-name="T2">"</text:span>u_mid_data=18.99V<text:span text:style-name="T2">"</text:span>, <text:span text:style-name="T2">"</text:span>u_mid_adc=19.007V<text:span text:style-name="T2">"</text:span>, <text:span text:style-name="T2">"</text:span>u_max_level=38.0V<text:span text:style-name="T2">"</text:span>, <text:span text:style-name="T2">"</text:span>u_max_data=37.9V<text:span text:style-name="T2">"</text:span>, <text:span text:style-name="T2">"</text:span>u_max_adc=37.955V<text:span text:style-name="T2">"</text:span>, <text:span text:style-name="T2">"</text:span>i_cal_params_exists=1<text:span text:style-name="T2">"</text:span>, <text:span text:style-name="T2">"</text:span>i_min_level=0.01A<text:span text:style-name="T2">"</text:span>, <text:span text:style-name="T2">"</text:span>i_min_data=0.005A<text:span text:style-name="T2">"</text:span>, <text:span text:style-name="T2">"</text:span>i_min_adc=0.019A<text:span text:style-name="T2">"</text:span>, <text:span text:style-name="T2">"</text:span>i_mid_level=2.455A<text:span text:style-name="T2">"</text:span>, <text:span text:style-name="T2">"</text:span>i_mid_data=2.45A<text:span text:style-name="T2">"</text:span>; <text:span text:style-name="T2">"</text:span>i_mid_adc=2.464A<text:span text:style-name="T2">"</text:span>, <text:span text:style-name="T2">"</text:span>i_max_level=4.9A<text:span text:style-name="T2">"</text:span>, <text:span text:style-name="T2">"</text:span>i_max_data=4.82A<text:span text:style-name="T2">"</text:span>, <text:span text:style-name="T2">"</text:span>i_max_adc=4.842A<text:span text:style-name="T2">"</text:span></text:p>
            <text:p text:style-name="Standard">The query results when a channel is just entered the calibration mode:</text:p>
            <text:p text:style-name="cmd_5f_code_20_Start">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4">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34539901094758"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4"><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CH1 u_state=0","CH1 u_delay=0.10 s","CH1 i_tripped=0","CH1 i_state=0","CH1 i_delay=0.10 s","CH1 p_tripped=0","CH1 p_state=1","CH1 p_delay=5.00 s","CH1 p_level=50.00 W","CH2 u_tripped=0","CH2 u_state=0","CH2 u_delay=0.10 s","CH2 i_tripped=0","CH2 i_state=0","CH2 i_delay=0.10 s","CH2 p_tripped=0","CH2 p_state=0","CH2 p_delay=5.00 s","CH2 p_level=50.00 W","tmain_tripped=0","tmain_state=1","tmain_delay=10.00 s","tmain_level=60.00 oC"</text:p>
          </table:table-cell>
        </table:table-row>
        <table:table-row>
          <table:table-cell table:style-name="Table161.A1" office:value-type="string">
            <text:p text:style-name="P4">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text:soft-page-break/>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34539899217970"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4182543271251940943"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4"><text:span text:style-name="T4">Usage</text:span><text:span text:style-name="T5"> </text:span><text:span text:style-name="T4">example</text:span></text:p>
          </table:table-cell>
          <table:table-cell table:style-name="Table151.A1" office:value-type="string">
            <text:p text:style-name="Standard">Return self-test results where DAC on the channel 2 failed to pass the test and due to that ADC testing has been skipped:</text:p>
            <text:p text:style-name="cmd_5f_code_20_Start">DIAG:TEST?</text:p>
            <text:p text:style-name="cmd_5f_code_20_Start">"1, EEPROM, installed, passed", "1, Ethernet, installed, passed" "2, RTC, not installed, skipped", "2, BP option, installed, skipped", "1, FAN, installed, passed", "1, MAIN temp, installed, passed", "2, AUX temp, not installed, skipped", "2, BATT temp, not installed, skipped", "1, CH1 IOEXP, installed, passed", "1, CH1 DAC, installed, passed", "1, CH1 ADC, installed, passed", "1, CH1 temp, installed, passed", "1, CH2 IOEXP, installed, passed", "0, CH2 DAC, installed, failed", "1, CH2 ADC, installed, skipped", "1, CH2 Temp, installed, passed", </text:p>
            <text:p text:style-name="cmd_5f_code"/>
            <text:p text:style-name="Standard">Return self-test results while PSU is in the Stand-by mode:</text:p>
            <text:p text:style-name="cmd_5f_code_20_Start">DIAG:TEST?</text:p>
            <text:p text:style-name="cmd_5f_code_20_Start">"1, EEPROM, installed, passed", "1, Ethernet, installed, passed" "1, RTC, installed, passed", "2, BP option, installed, skipped", "1, FAN, installed, passed", "1, MAIN temp, installed, passed", "2, AUX temp, not installed, skipped", "2, BATT temp, not installed, skipped"</text:p>
          </table:table-cell>
        </table:table-row>
        <table:table-row>
          <table:table-cell table:style-name="Table151.A1" office:value-type="string">
            <text:p text:style-name="P4">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35" meta:word-count="749" meta:character-count="6489" meta:non-whitespace-character-count="5877"/>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